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Mono10-Regular" svg:font-family="LMMono10-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808080" fo:font-weight="bold" officeooo:rsid="0010e729" officeooo:paragraph-rsid="0010e729" style:font-weight-asian="bold" style:font-weight-complex="bold"/>
    </style:style>
    <style:style style:name="P2" style:family="paragraph" style:parent-style-name="Text_20_body">
      <style:text-properties officeooo:paragraph-rsid="0010e729"/>
    </style:style>
    <style:style style:name="P3" style:family="paragraph" style:parent-style-name="Text_20_body">
      <style:text-properties officeooo:rsid="0015d4f5" officeooo:paragraph-rsid="0015d4f5"/>
    </style:style>
    <style:style style:name="P4" style:family="paragraph" style:parent-style-name="Title">
      <style:text-properties officeooo:rsid="00103141" officeooo:paragraph-rsid="00103141"/>
    </style:style>
    <style:style style:name="P5" style:family="paragraph" style:parent-style-name="Subtitle">
      <style:text-properties officeooo:rsid="000db3d2" officeooo:paragraph-rsid="000db3d2"/>
    </style:style>
    <style:style style:name="P6" style:family="paragraph" style:parent-style-name="Standard">
      <style:text-properties fo:color="#000000" style:font-name="Calibri1" fo:font-style="normal" fo:font-weight="normal" officeooo:paragraph-rsid="00188174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808080" fo:font-weight="bold" officeooo:rsid="0010e729" officeooo:paragraph-rsid="0010e729" style:font-weight-asian="bold" style:font-weight-complex="bold"/>
    </style:style>
    <style:style style:name="P8" style:family="paragraph" style:parent-style-name="Text_20_body">
      <style:text-properties fo:color="#808080" fo:font-weight="bold" officeooo:rsid="00188174" officeooo:paragraph-rsid="00188174" style:font-weight-asian="bold" style:font-weight-complex="bold"/>
    </style:style>
    <style:style style:name="T1" style:family="text">
      <style:text-properties officeooo:rsid="00103141"/>
    </style:style>
    <style:style style:name="T2" style:family="text">
      <style:text-properties fo:color="#808080" fo:font-weight="bold" officeooo:rsid="0010e729" style:font-weight-asian="bold" style:font-weight-complex="bold"/>
    </style:style>
    <style:style style:name="T3" style:family="text">
      <style:text-properties fo:color="#808080" fo:font-weight="bold" officeooo:rsid="0012027c" style:font-weight-asian="bold" style:font-weight-complex="bold"/>
    </style:style>
    <style:style style:name="T4" style:family="text">
      <style:text-properties style:font-name="LMMono10-Regular" fo:font-size="10pt" style:font-size-asian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officeooo:rsid="00188174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yse statique avec PMD</text:p>
      <text:p text:style-name="P5">TP<text:span text:style-name="T1">3</text:span> – VV</text:p>
      <text:p text:style-name="P8">La commande est :</text:p>
      <text:p text:style-name="P6"><text:span text:style-name="T6">java -cp ./target/pmd-5.0.5-jar-with-dependencies.jar </text:span><text:span text:style-name="T5">net.sourceforge.pmd.PMD -d src/main/java/ -R java-basic,java-design,java-unusedcode,java-optimizations,java-empty,java-strictexception,java-strings </text:span><text:span text:style-name="T6">-f vbhtml -r reportFor.html</text:span></text:p>
      <text:p text:style-name="P1"/>
      <text:p text:style-name="P1">Question 2 :</text:p>
      <text:p text:style-name="P3">En générant le rapport sur les sources de PMD, on peut remarquer qu'il y a une quantité importantes de fautes. Ce qui peut sembler bizarre. En effet, PMD ne respecte pas ses propres règles.</text:p>
      <text:p text:style-name="P1"/>
      <text:p text:style-name="P2"><text:span text:style-name="T2">Compter le nombre de test déclarer avec Junit </text:span><text:span text:style-name="T3">avec un règle PMD.</text:span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Mono10-Regular" svg:font-family="LMMono10-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cm" fo:margin-right="0cm" fo:margin-top="0.847cm" fo:margin-bottom="0cm" loext:contextual-spacing="false" fo:keep-together="always" fo:text-indent="-0.76cm" style:auto-text-indent="false" fo:keep-with-next="always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3cm" fo:margin-right="0cm" fo:margin-top="0.353cm" fo:margin-bottom="0cm" loext:contextual-spacing="false" fo:keep-together="always" fo:text-indent="-0.76cm" style:auto-text-indent="false" fo:keep-with-next="always">
        <style:tab-stops/>
      </style:paragraph-properties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3S</meta:editing-duration>
    <meta:editing-cycles>12</meta:editing-cycles>
    <meta:generator>LibreOffice/4.4.5.2$Windows_x86 LibreOffice_project/a22f674fd25a3b6f45bdebf25400ed2adff0ff99</meta:generator>
    <dc:date>2015-12-01T17:34:16.946000000</dc:date>
    <meta:document-statistic meta:table-count="0" meta:image-count="0" meta:object-count="0" meta:page-count="1" meta:paragraph-count="7" meta:word-count="71" meta:character-count="544" meta:non-whitespace-character-count="479"/>
    <meta:user-defined meta:name="Info 1"/>
    <meta:user-defined meta:name="Info 2"/>
    <meta:user-defined meta:name="Info 3"/>
    <meta:user-defined meta:name="Info 4"/>
  </office:meta>
</office:document-meta>
</file>